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vents" style:family="table">
      <style:table-properties style:width="6.25in" table:align="left"/>
    </style:style>
    <style:style style:name="Events.A" style:family="table-column">
      <style:table-column-properties style:column-width="3.3465in"/>
    </style:style>
    <style:style style:name="Events.B" style:family="table-column">
      <style:table-column-properties style:column-width="2.9035in"/>
    </style:style>
    <style:style style:name="Ev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Events.B1" style:family="table-cell">
      <style:table-cell-properties fo:padding="0.0382in" fo:border="0.05pt solid #000000"/>
    </style:style>
    <style:style style:name="Events.A2" style:family="table-cell">
      <style:table-cell-properties fo:padding="0.0382in" fo:border-left="0.05pt solid #000000" fo:border-right="none" fo:border-top="none" fo:border-bottom="0.05pt solid #000000"/>
    </style:style>
    <style:style style:name="Eve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705c2" officeooo:paragraph-rsid="001705c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7c9a1" officeooo:paragraph-rsid="0017c9a1"/>
    </style:style>
    <style:style style:name="P3" style:family="paragraph" style:parent-style-name="Table_20_Contents">
      <style:paragraph-properties fo:text-align="center" style:justify-single-word="false"/>
      <style:text-properties officeooo:rsid="0017c9a1" officeooo:paragraph-rsid="0019655a"/>
    </style:style>
    <style:style style:name="P4" style:family="paragraph" style:parent-style-name="Table_20_Contents">
      <style:paragraph-properties fo:text-align="center" style:justify-single-word="false"/>
      <style:text-properties officeooo:rsid="0017c9a1" officeooo:paragraph-rsid="001c3483"/>
    </style:style>
    <style:style style:name="P5" style:family="paragraph" style:parent-style-name="Table_20_Contents">
      <style:paragraph-properties fo:text-align="center" style:justify-single-word="false"/>
      <style:text-properties officeooo:rsid="0017c9a1" officeooo:paragraph-rsid="001d4230"/>
    </style:style>
    <style:style style:name="P6" style:family="paragraph" style:parent-style-name="Table_20_Contents">
      <style:paragraph-properties fo:text-align="center" style:justify-single-word="false"/>
      <style:text-properties officeooo:rsid="0017c9a1" officeooo:paragraph-rsid="001ef2b4"/>
    </style:style>
    <style:style style:name="P7" style:family="paragraph" style:parent-style-name="Table_20_Contents">
      <style:paragraph-properties fo:text-align="center" style:justify-single-word="false"/>
      <style:text-properties officeooo:rsid="0017c9a1" officeooo:paragraph-rsid="0024f9c5"/>
    </style:style>
    <style:style style:name="P8" style:family="paragraph" style:parent-style-name="Table_20_Contents">
      <style:paragraph-properties fo:text-align="center" style:justify-single-word="false"/>
      <style:text-properties officeooo:rsid="0017c9a1" officeooo:paragraph-rsid="0025fb03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7c9a1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9655a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c3483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d4230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24f9c5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25fb03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17c9a1" officeooo:paragraph-rsid="0025fb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9655a" style:font-name-asian="Liberation Serif1" style:font-name-complex="Liberation Serif1"/>
    </style:style>
    <style:style style:name="T4" style:family="text">
      <style:text-properties style:font-name="Liberation Serif1" officeooo:rsid="002b3d94" style:font-name-asian="Liberation Serif1" style:font-name-complex="Liberation Serif1"/>
    </style:style>
    <style:style style:name="T5" style:family="text">
      <style:text-properties style:font-name="Liberation Serif1" officeooo:rsid="002c73c6" style:font-name-asian="Liberation Serif1" style:font-name-complex="Liberation Serif1"/>
    </style:style>
    <style:style style:name="T6" style:family="text">
      <style:text-properties officeooo:rsid="0019655a"/>
    </style:style>
    <style:style style:name="T7" style:family="text">
      <style:text-properties officeooo:rsid="001ac55f"/>
    </style:style>
    <style:style style:name="T8" style:family="text">
      <style:text-properties officeooo:rsid="001c3483"/>
    </style:style>
    <style:style style:name="T9" style:family="text">
      <style:text-properties officeooo:rsid="001d4230"/>
    </style:style>
    <style:style style:name="T10" style:family="text">
      <style:text-properties officeooo:rsid="0024f9c5"/>
    </style:style>
    <style:style style:name="T11" style:family="text">
      <style:text-properties officeooo:rsid="0025fb03"/>
    </style:style>
    <style:style style:name="T12" style:family="text">
      <style:text-properties officeooo:rsid="002a2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vents" table:style-name="Events">
        <table:table-column table:style-name="Events.A"/>
        <table:table-column table:style-name="Events.B"/>
        <table:table-row>
          <table:table-cell table:style-name="Events.A1" office:value-type="string">
            <text:p text:style-name="P1">&lt;EVENT&gt; <text:span text:style-name="T1">&lt;=&gt;</text:span> &lt;PACKET&gt;</text:p>
          </table:table-cell>
          <table:table-cell table:style-name="Events.B1" office:value-type="string">
            <text:p text:style-name="P1">DIRECTION OF COMMUNICATION</text:p>
          </table:table-cell>
        </table:table-row>
        <table:table-row>
          <table:table-cell table:style-name="Events.A2" office:value-type="string">
            <text:p text:style-name="P9">&lt;REQUEST_RESOURCE_OFFER&gt;</text:p>
          </table:table-cell>
          <table:table-cell table:style-name="Events.B2" office:value-type="string">
            <text:p text:style-name="P2">iBSched <text:span text:style-name="T2">→iRTSched</text:span></text:p>
          </table:table-cell>
        </table:table-row>
        <table:table-row>
          <table:table-cell table:style-name="Events.A2" office:value-type="string">
            <text:p text:style-name="P10">&lt;RESOURCE_OFFER&gt;</text:p>
          </table:table-cell>
          <table:table-cell table:style-name="Events.B2" office:value-type="string">
            <text:p text:style-name="P3">iRTSched <text:span text:style-name="T2">→iBSched</text:span></text:p>
          </table:table-cell>
        </table:table-row>
        <table:table-row>
          <table:table-cell table:style-name="Events.A2" office:value-type="string">
            <text:p text:style-name="P10">&lt;RE<text:span text:style-name="T7">SPONSE</text:span>_RESOURCE_OFFER&gt;</text:p>
          </table:table-cell>
          <table:table-cell table:style-name="Events.B2" office:value-type="string">
            <text:p text:style-name="P3">iBSched <text:span text:style-name="T2">→iRTSched</text:span></text:p>
          </table:table-cell>
        </table:table-row>
        <table:table-row>
          <table:table-cell table:style-name="Events.A2" office:value-type="string">
            <text:p text:style-name="P10">&lt;<text:span text:style-name="T8">NEGOTIATION_START</text:span>&gt;</text:p>
          </table:table-cell>
          <table:table-cell table:style-name="Events.B2" office:value-type="string">
            <text:p text:style-name="P3">iBSched <text:span text:style-name="T2">→iRTSched</text:span></text:p>
          </table:table-cell>
        </table:table-row>
        <table:table-row>
          <table:table-cell table:style-name="Events.A2" office:value-type="string">
            <text:p text:style-name="P11">&lt;<text:span text:style-name="T8">RESPONSE_NEGOTIATION_START</text:span>&gt;</text:p>
          </table:table-cell>
          <table:table-cell table:style-name="Events.B2" office:value-type="string">
            <text:p text:style-name="P4"><text:span text:style-name="T2">iRTSched</text:span><text:span text:style-name="T2"> →iBSched</text:span></text:p>
          </table:table-cell>
        </table:table-row>
        <table:table-row>
          <table:table-cell table:style-name="Events.A2" office:value-type="string">
            <text:p text:style-name="P10">&lt;<text:span text:style-name="T9">NEGOTIATION_END</text:span>&gt;</text:p>
          </table:table-cell>
          <table:table-cell table:style-name="Events.B2" office:value-type="string">
            <text:p text:style-name="P5">iBSched <text:span text:style-name="T2">→iRTSched </text:span></text:p>
            <text:p text:style-name="P5"><text:span text:style-name="T2">iRTSched</text:span><text:span text:style-name="T2"> →iBSched</text:span></text:p>
          </table:table-cell>
        </table:table-row>
        <table:table-row>
          <table:table-cell table:style-name="Events.A2" office:value-type="string">
            <text:p text:style-name="P12">&lt;<text:span text:style-name="T9">RESPONSE_NEGOTIATION_END</text:span>&gt;</text:p>
          </table:table-cell>
          <table:table-cell table:style-name="Events.B2" office:value-type="string">
            <text:p text:style-name="P6">iBSched <text:span text:style-name="T2">→iRTSched</text:span></text:p>
            <text:p text:style-name="P6"><text:span text:style-name="T2">iRTSched</text:span><text:span text:style-name="T2"> →iBSched</text:span></text:p>
          </table:table-cell>
        </table:table-row>
        <table:table-row>
          <table:table-cell table:style-name="Events.A2" office:value-type="string">
            <text:p text:style-name="P13">&lt;<text:span text:style-name="T10">STATUS_REPORT</text:span>&gt;</text:p>
          </table:table-cell>
          <table:table-cell table:style-name="Events.B2" office:value-type="string">
            <text:p text:style-name="P7"><text:span text:style-name="T2">iRTSched</text:span><text:span text:style-name="T2"> →iBSched</text:span></text:p>
          </table:table-cell>
        </table:table-row>
        <table:table-row>
          <table:table-cell table:style-name="Events.A2" office:value-type="string">
            <text:p text:style-name="P14">&lt;<text:span text:style-name="T11">URGENT_JOB</text:span>&gt;</text:p>
          </table:table-cell>
          <table:table-cell table:style-name="Events.B2" office:value-type="string">
            <text:p text:style-name="P8">iBSched <text:span text:style-name="T2">→iRTSched</text:span></text:p>
          </table:table-cell>
        </table:table-row>
        <table:table-row>
          <table:table-cell table:style-name="Events.A2" office:value-type="string">
            <text:p text:style-name="P14">&lt;<text:span text:style-name="T11">RESPONSE_URGENT_JOB</text:span>&gt;</text:p>
          </table:table-cell>
          <table:table-cell table:style-name="Events.B2" office:value-type="string">
            <text:p text:style-name="P8"><text:span text:style-name="T2">iRTSched →iBSche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8201in" fo:page-height="4.5402in" style:num-format="1" style:print-orientation="landscape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56:51.499706794</meta:creation-date>
    <dc:date>2016-06-20T13:46:17.297321158</dc:date>
    <meta:editing-duration>PT28M21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40" meta:character-count="454" meta:non-whitespace-character-count="437"/>
  </office:meta>
</office:document-meta>
</file>